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Sat, 28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occurrences. Updated Fourier models section and added period uncertainty details. Added details of time steps calculation to time-frequency sectio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94</meta:editing-cycles>
    <dc:date>2022-05-28T23:39:51</dc:date>
    <meta:editing-duration>P1DT15H8M35S</meta:editing-duration>
    <meta:document-statistic meta:table-count="1" meta:image-count="0" meta:object-count="0" meta:page-count="2" meta:paragraph-count="72" meta:word-count="391" meta:character-count="2490"/>
  </office:meta>
</office:document-meta>
</file>